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3cm" fo:min-width="0.663cm"/>
    </style:style>
    <style:style style:name="gr2" style:family="graphic" style:parent-style-name="standard">
      <style:graphic-properties draw:textarea-horizontal-align="justify" draw:textarea-vertical-align="middle" draw:auto-grow-height="false" fo:min-height="0.132cm" fo:min-width="0.663cm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664cm"/>
    </style:style>
    <style:style style:name="gr4" style:family="graphic" style:parent-style-name="standard">
      <style:graphic-properties draw:textarea-horizontal-align="justify" draw:textarea-vertical-align="middle" draw:auto-grow-height="false" fo:min-height="0.134cm" fo:min-width="0.66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56cm" fo:min-width="0.40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6cm" fo:min-width="0.40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644cm" fo:min-width="0.248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44cm" fo:min-width="0.2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d62e4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295cm" fo:min-width="0.059cm"/>
      <style:paragraph-properties style:writing-mode="lr-tb"/>
    </style:style>
    <style:style style:name="gr15" style:family="graphic" style:parent-style-name="standard">
      <style:graphic-properties svg:stroke-color="#d62e4e" draw:fill="solid" draw:fill-color="#d62e4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style:text-properties fo:color="#d62e4e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color="#d62e4e" fo:font-size="18pt" fo:language="en" fo:country="GB" style:font-size-asian="18pt" style:font-size-complex="18pt"/>
    </style:style>
    <style:style style:name="P8" style:family="paragraph">
      <loext:graphic-properties draw:fill="solid" draw:fill-color="#d62e4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63cm" svg:height="0.383cm" svg:x="3.495cm" svg:y="1.3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63cm" svg:height="0.383cm" svg:x="6.83cm" svg:y="1.3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163cm" svg:height="0.382cm" svg:x="3.495cm" svg:y="4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64cm" svg:height="0.382cm" svg:x="6.899cm" svg:y="4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163cm" svg:height="0.384cm" draw:transform="rotate (1.5707963267949) translate (5.625cm 3.434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495cm" svg:y1="1.529cm" svg:x2="2.345cm" svg:y2="2.271cm" draw:start-shape="id1" draw:start-glue-point="3" draw:end-shape="id2" draw:end-glue-point="4" svg:d="M3495 1529h-1150v742" svg:viewBox="0 0 1151 743">
          <text:p/>
        </draw:connector>
        <draw:connector draw:style-name="gr5" draw:text-style-name="P1" draw:layer="layout" svg:x1="2.345cm" svg:y1="3.551cm" svg:x2="3.495cm" svg:y2="4.24cm" draw:start-shape="id2" draw:start-glue-point="8" draw:end-shape="id3" draw:end-glue-point="3" svg:d="M2345 3551v689h1150" svg:viewBox="0 0 1151 690">
          <text:p/>
        </draw:connector>
        <draw:connector draw:style-name="gr5" draw:text-style-name="P1" draw:layer="layout" svg:x1="8.977cm" svg:y1="6.282cm" svg:x2="5.811cm" svg:y2="6.579cm" draw:start-shape="id4" draw:start-glue-point="2" draw:end-shape="id5" draw:end-glue-point="6" svg:d="M8977 6282v798h-3166v-501" svg:viewBox="0 0 3167 799">
          <text:p/>
        </draw:connector>
        <draw:connector draw:style-name="gr5" draw:text-style-name="P1" draw:layer="layout" svg:x1="4.658cm" svg:y1="4.24cm" svg:x2="6.899cm" svg:y2="4.24cm" draw:start-shape="id3" draw:start-glue-point="1" draw:end-shape="id6" draw:end-glue-point="3" svg:d="M4658 4240h2241" svg:viewBox="0 0 2242 1">
          <text:p/>
        </draw:connector>
        <draw:connector draw:style-name="gr5" draw:text-style-name="P1" draw:layer="layout" svg:x1="5.817cm" svg:y1="3.434cm" svg:x2="6.899cm" svg:y2="4.24cm" draw:start-shape="id7" draw:start-glue-point="3" draw:end-shape="id6" draw:end-glue-point="3" svg:d="M5817 3434v806h1082" svg:viewBox="0 0 1083 807">
          <text:p/>
        </draw:connector>
        <draw:connector draw:style-name="gr5" draw:text-style-name="P1" draw:layer="layout" svg:x1="6.83cm" svg:y1="1.529cm" svg:x2="5.817cm" svg:y2="2.271cm" draw:start-shape="id8" draw:start-glue-point="3" draw:end-shape="id7" draw:end-glue-point="1" svg:d="M6830 1529h-1013v742" svg:viewBox="0 0 1014 743">
          <text:p/>
        </draw:connector>
        <draw:custom-shape draw:style-name="gr6" draw:text-style-name="P2" xml:id="id2" draw:id="id2" draw:layer="layout" svg:width="1.28cm" svg:height="1.28cm" svg:x="1.705cm" svg:y="2.27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1.28cm" svg:height="1.28cm" svg:x="8.337cm" svg:y="5.0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8.978cm" svg:y1="6.068cm" svg:x2="8.978cm" svg:y2="5.189cm">
            <text:p/>
          </draw:line>
        </draw:g>
        <draw:g xml:id="id9" draw:id="id9">
          <draw:custom-shape draw:style-name="gr9" draw:text-style-name="P1" draw:layer="layout" svg:width="1.496cm" svg:height="1.787cm" svg:x="8.22cm" svg:y="1.9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8.967cm" svg:y1="2.504cm" svg:x2="8.967cm" svg:y2="3.383cm">
            <text:p/>
          </draw:line>
        </draw:g>
        <draw:custom-shape draw:style-name="gr11" draw:text-style-name="P4" xml:id="id5" draw:id="id5" draw:layer="layout" svg:width="1.496cm" svg:height="1.787cm" svg:x="5.063cm" svg:y="4.792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4.658cm" svg:y1="4.24cm" svg:x2="5.811cm" svg:y2="4.792cm" draw:start-shape="id3" draw:start-glue-point="1" draw:end-shape="id5" draw:end-glue-point="4" svg:d="M4658 4240h1153v552" svg:viewBox="0 0 1154 553">
          <text:p/>
        </draw:connector>
        <draw:connector draw:style-name="gr5" draw:text-style-name="P5" draw:layer="layout" svg:x1="4.658cm" svg:y1="1.529cm" svg:x2="5.817cm" svg:y2="2.271cm" draw:start-shape="id1" draw:start-glue-point="1" draw:end-shape="id7" draw:end-glue-point="1" svg:d="M4658 1529h1159v742" svg:viewBox="0 0 1160 743">
          <text:p/>
        </draw:connector>
        <draw:connector draw:style-name="gr5" draw:text-style-name="P5" draw:layer="layout" svg:x1="8.063cm" svg:y1="4.24cm" svg:x2="8.977cm" svg:y2="5.002cm" draw:start-shape="id6" draw:start-glue-point="1" draw:end-shape="id4" draw:end-glue-point="0" svg:d="M8063 4240h914v762" svg:viewBox="0 0 915 763">
          <text:p/>
        </draw:connector>
        <draw:connector draw:style-name="gr5" draw:text-style-name="P5" draw:layer="layout" svg:x1="7.993cm" svg:y1="1.529cm" svg:x2="8.968cm" svg:y2="1.985cm" draw:start-shape="id8" draw:start-glue-point="1" draw:end-shape="id9" draw:end-glue-point="0" svg:d="M7993 1529h975v456" svg:viewBox="0 0 976 457">
          <text:p/>
        </draw:connector>
        <draw:connector draw:style-name="gr5" draw:text-style-name="P5" draw:layer="layout" svg:x1="8.968cm" svg:y1="3.772cm" svg:x2="8.977cm" svg:y2="5.002cm" draw:start-shape="id9" draw:start-glue-point="2" draw:end-shape="id4" draw:end-glue-point="0" svg:d="M8968 3772v615h9v615" svg:viewBox="0 0 10 1231">
          <text:p/>
        </draw:connector>
        <draw:custom-shape draw:style-name="gr2" draw:text-style-name="P1" xml:id="id10" draw:id="id10" draw:layer="layout" svg:width="1.163cm" svg:height="0.382cm" svg:x="3.494cm" svg:y="6.8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163cm" svg:height="0.382cm" draw:transform="rotate (1.5707963267949) translate (2.151cm 6.213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657cm" svg:y1="7.089cm" svg:x2="5.811cm" svg:y2="6.579cm" draw:start-shape="id10" draw:start-glue-point="1" draw:end-shape="id5" draw:end-glue-point="6" svg:d="M4657 7089h1154v-510" svg:viewBox="0 0 1155 511">
          <text:p/>
        </draw:connector>
        <draw:connector draw:style-name="gr5" draw:text-style-name="P5" draw:layer="layout" svg:x1="2.342cm" svg:y1="5.05cm" svg:x2="3.495cm" svg:y2="4.24cm" draw:start-shape="id11" draw:start-glue-point="1" draw:end-shape="id3" draw:end-glue-point="3" svg:d="M2342 5050v-810h1153" svg:viewBox="0 0 1154 811">
          <text:p/>
        </draw:connector>
        <draw:connector draw:style-name="gr5" draw:text-style-name="P5" draw:layer="layout" svg:x1="2.342cm" svg:y1="6.213cm" svg:x2="3.494cm" svg:y2="7.089cm" draw:start-shape="id11" draw:start-glue-point="3" draw:end-shape="id10" draw:end-glue-point="3" svg:d="M2342 6213v876h1152" svg:viewBox="0 0 1153 877">
          <text:p/>
        </draw:connector>
        <draw:custom-shape draw:style-name="gr12" draw:text-style-name="P5" draw:layer="layout" svg:width="0.162cm" svg:height="0.18cm" svg:x="5.724cm" svg:y="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8cm" svg:x="8.851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79cm" svg:x="5.724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79cm" svg:x="5.724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8cm" svg:x="2.25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3" draw:text-style-name="P5" draw:layer="layout" svg:width="1.37cm" svg:height="1.37cm" svg:x="3.455cm" svg:y="2.179cm" draw:kind="arc" draw:start-angle="69.87" draw:end-angle="6.23">
          <text:p/>
        </draw:circle>
        <draw:frame draw:style-name="gr14" draw:text-style-name="P7" draw:layer="layout" svg:width="0.762cm" svg:height="0.911cm" svg:x="4.57cm" svg:y="2.975cm">
          <draw:text-box>
            <text:p text:style-name="P6"><text:span text:style-name="T1">I</text:span><text:span text:style-name="T3">a</text:span></text:p>
          </draw:text-box>
        </draw:frame>
        <draw:ellipse draw:style-name="gr13" draw:text-style-name="P5" draw:layer="layout" svg:width="1.368cm" svg:height="1.37cm" svg:x="3.455cm" svg:y="2.179cm" draw:kind="arc" draw:start-angle="69.87" draw:end-angle="6.23">
          <text:p/>
        </draw:ellipse>
        <draw:circle draw:style-name="gr13" draw:text-style-name="P5" draw:layer="layout" svg:width="1.37cm" svg:height="1.37cm" svg:x="6.793cm" svg:y="4.988cm" draw:kind="arc" draw:start-angle="69.87" draw:end-angle="6.23">
          <text:p/>
        </draw:circle>
        <draw:circle draw:style-name="gr13" draw:text-style-name="P5" draw:layer="layout" svg:width="1.37cm" svg:height="1.37cm" svg:x="3.333cm" svg:y="5.029cm" draw:kind="arc" draw:start-angle="69.87" draw:end-angle="6.23">
          <text:p/>
        </draw:circle>
        <draw:circle draw:style-name="gr13" draw:text-style-name="P5" draw:layer="layout" svg:width="1.37cm" svg:height="1.37cm" svg:x="6.59cm" svg:y="2.22cm" draw:kind="arc" draw:start-angle="69.87" draw:end-angle="6.23">
          <text:p/>
        </draw:circle>
        <draw:frame draw:style-name="gr14" draw:text-style-name="P7" draw:layer="layout" svg:width="0.762cm" svg:height="0.911cm" svg:x="7.704cm" svg:y="6.11cm">
          <draw:text-box>
            <text:p text:style-name="P6"><text:span text:style-name="T1">I</text:span><text:span text:style-name="T3">d</text:span></text:p>
          </draw:text-box>
        </draw:frame>
        <draw:frame draw:style-name="gr14" draw:text-style-name="P7" draw:layer="layout" svg:width="0.762cm" svg:height="0.911cm" svg:x="2.901cm" svg:y="5.988cm">
          <draw:text-box>
            <text:p text:style-name="P6"><text:span text:style-name="T1">I</text:span><text:span text:style-name="T3">c</text:span></text:p>
          </draw:text-box>
        </draw:frame>
        <draw:frame draw:style-name="gr14" draw:text-style-name="P7" draw:layer="layout" svg:width="0.762cm" svg:height="0.911cm" svg:x="7.663cm" svg:y="3.139cm">
          <draw:text-box>
            <text:p text:style-name="P6"><text:span text:style-name="T1">I</text:span><text:span text:style-name="T3">b</text:span></text:p>
          </draw:text-box>
        </draw:frame>
        <draw:custom-shape draw:style-name="gr15" draw:text-style-name="P8" draw:layer="layout" svg:width="0.137cm" svg:height="0.151cm" svg:x="7.884cm" svg:y="2.751cm">
          <text:p/>
          <draw:enhanced-geometry svg:viewBox="0 0 21600 21600" draw:glue-points="?f0 0 ?f1 10800 0 21600 10800 21600 21600 21600 ?f7 10800" draw:text-areas="?f1 10800 ?f2 18000 ?f3 7200 ?f4 21600" draw:type="isosceles-triangle" draw:modifiers="10980.1200800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68cm" svg:height="0.159cm" svg:x="4.614cm" svg:y="5.527cm">
          <text:p/>
          <draw:enhanced-geometry svg:viewBox="0 0 21600 21600" draw:glue-points="?f0 0 ?f1 10800 0 21600 10800 21600 21600 21600 ?f7 10800" draw:text-areas="?f1 10800 ?f2 18000 ?f3 7200 ?f4 21600" draw:type="isosceles-triangle" draw:modifiers="9639.66942148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57cm" svg:height="0.151cm" svg:x="8.067cm" svg:y="5.469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980.1200800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151cm" svg:height="0.095cm" svg:x="4.328cm" svg:y="2.16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00:21:52.130462579</dc:date>
    <meta:editing-duration>PT1H49M25S</meta:editing-duration>
    <meta:editing-cycles>15</meta:editing-cycles>
    <meta:generator>LibreOffice/6.4.6.2$Linux_X86_64 LibreOffice_project/40$Build-2</meta:generator>
    <meta:document-statistic meta:object-count="47"/>
  </office:meta>
</office:document-meta>
</file>